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400000097714E2E1922A133B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</office:font-face-decls>
  <office:automatic-styles>
    <style:style style:name="fr1" style:family="graphic" style:parent-style-name="Graphics">
      <style:graphic-properties fo:margin-left="0mm" fo:margin-right="0m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48.61mm" svg:y="40.64mm" svg:width="89.94mm" svg:height="39.93mm" draw:z-index="0" draw:transform="translate (-93.58mm -60.605mm) rotate (0.802851455917392) translate (93.58mm 60.605mm)"><draw:image xlink:href="Pictures/100000000000015400000097714E2E1922A133B4.png" xlink:type="simple" xlink:show="embed" xlink:actuate="onLoad" draw:mime-type="image/png"/>
    </draw:frame>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m n o p q r s t u v w x y z a b c d e f g h i j k l <text:soft-page-break/>m n o p q r s t u v w x y z a b c d e f g h i j k l m n o p q r s t u v w x y z a b c d e f g h i j k l m n o p q r s t u v w x y z a b c d e f g h i j k l m n o p q r s t u v w x y z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mm" fo:margin-bottom="0mm" style:contextual-spacing="false" fo:line-height="100%" fo:text-align="start" style:justify-single-word="false" fo:orphans="2" fo:widows="2" style:writing-mode="lr-tb"/>
      <style:text-properties style:font-name="Courier New" fo:font-family="'Courier New'" style:font-family-generic="roman" style:font-pitch="variable" fo:font-size="9pt" style:font-size-asian="9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0mm" fo:margin-right="0mm" fo:margin-top="0mm" fo:margin-bottom="0mm" style:wrap="parallel" style:number-wrapped-paragraphs="no-limit" style:wrap-contour="false" style:vertical-pos="top" style:vertical-rel="paragraph-content" style:horizontal-pos="center" style:horizontal-rel="paragraph-content" fo:padding="0mm" fo:border="9.01pt solid #ff1493" draw:wrap-influence-on-position="once-concurrent" loext:allow-overlap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148.01mm" style:num-format="1" style:print-orientation="landscape" fo:margin-top="10mm" fo:margin-bottom="10mm" fo:margin-left="10mm" fo:margin-right="10mm" style:writing-mode="lr-tb" style:layout-grid-color="#c0c0c0" style:layout-grid-lines="31" style:layout-grid-base-height="6.35mm" style:layout-grid-ruby-height="0mm" style:layout-grid-mode="none" style:layout-grid-ruby-below="false" style:layout-grid-print="false" style:layout-grid-display="false" style:layout-grid-base-width="3.18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egina Henschel</meta:initial-creator>
    <dc:creator>Regina Henschel</dc:creator>
    <meta:editing-cycles>21</meta:editing-cycles>
    <meta:creation-date>2021-05-15T12:48:00</meta:creation-date>
    <dc:date>2021-07-01T21:22:26.098000000</dc:date>
    <meta:editing-duration>PT38M30S</meta:editing-duration>
    <meta:generator>LOdaily_21June_en/7.3.0.0.alpha0$Windows_X86_64 LibreOffice_project/2a7e64da7f385de8dbba1802530e251cf29259fb</meta:generator>
    <meta:document-statistic meta:table-count="0" meta:image-count="1" meta:object-count="0" meta:page-count="2" meta:paragraph-count="1" meta:word-count="1144" meta:character-count="2287" meta:non-whitespace-character-count="1144"/>
    <meta:user-defined meta:name="AppVersion">16.0000</meta:user-defined>
    <meta:template xlink:type="simple" xlink:actuate="onRequest" xlink:title="SingleCharactersCourier.dotx" xlink:href=""/>
  </office:meta>
</office:document-meta>
</file>